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77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office:value-type="string">
            <text:p>k</text:p>
          </table:table-cell>
          <table:table-cell/>
          <table:table-cell office:value-type="string">
            <text:p>and</text:p>
          </table:table-cell>
          <table:table-cell office:value-type="string">
            <text:p>or</text:p>
          </table:table-cell>
          <table:table-cell table:number-columns-repeated="2"/>
          <table:table-cell office:value-type="string">
            <text:p>(x1 and (x2 or (x3 and x4))) 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x3 and x4</text:p>
          </table:table-cell>
          <table:table-cell office:value-type="string">
            <text:p>x2 or …</text:p>
          </table:table-cell>
          <table:table-cell office:value-type="string">
            <text:p>x1 and </text:p>
          </table:table-cell>
          <table:table-cell office:value-type="string">
            <text:p>--&gt; zwar monoton aber keine slice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0">10.10.2010</text:date>, <text:time>17:3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0T17:36:11</meta:creation-date>
    <meta:editing-duration>P0D</meta:editing-duration>
    <meta:editing-cycles>1</meta:editing-cycles>
    <meta:document-statistic meta:table-count="3" meta:cell-count="172" meta:object-count="0"/>
    <meta:generator>LibreOffice/3.3$Unix OpenOffice.org_project/330m7$Build-9526</meta:generator>
  </office:meta>
</office:document-meta>
</file>